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tyle="normal" style:text-underline-style="none" officeooo:rsid="000336b6" officeooo:paragraph-rsid="0004307f" style:font-style-asian="normal" style:font-style-complex="normal"/>
    </style:style>
    <style:style style:name="P2" style:family="paragraph" style:parent-style-name="Standard">
      <style:text-properties style:font-name="Liberation Sans" fo:font-style="normal" style:text-underline-style="none" officeooo:rsid="00119262" officeooo:paragraph-rsid="0004307f" style:font-style-asian="normal" style:font-style-complex="normal"/>
    </style:style>
    <style:style style:name="P3" style:family="paragraph" style:parent-style-name="Standard">
      <style:text-properties style:font-name="Liberation Sans" fo:font-style="normal" style:text-underline-style="none" officeooo:rsid="0006495c" officeooo:paragraph-rsid="0004307f" style:font-style-asian="normal" style:font-style-complex="normal"/>
    </style:style>
    <style:style style:name="P4" style:family="paragraph" style:parent-style-name="Standard">
      <style:text-properties style:font-name="Liberation Sans" fo:font-style="normal" style:text-underline-style="none" officeooo:rsid="0002890b" officeooo:paragraph-rsid="0004307f" style:font-style-asian="normal" style:font-style-complex="normal"/>
    </style:style>
    <style:style style:name="P5" style:family="paragraph" style:parent-style-name="Standard">
      <style:text-properties style:font-name="Liberation Sans" fo:font-style="normal" style:text-underline-style="none" officeooo:rsid="00046bd6" officeooo:paragraph-rsid="0004307f" style:font-style-asian="normal" style:font-style-complex="normal"/>
    </style:style>
    <style:style style:name="P6" style:family="paragraph" style:parent-style-name="Standard">
      <style:text-properties style:font-name="Liberation Sans" fo:font-style="normal" style:text-underline-style="none" officeooo:rsid="000ab849" officeooo:paragraph-rsid="0004307f" style:font-style-asian="normal" style:font-style-complex="normal"/>
    </style:style>
    <style:style style:name="P7" style:family="paragraph" style:parent-style-name="Standard">
      <style:text-properties style:font-name="Liberation Sans" fo:font-style="normal" style:text-underline-style="none" officeooo:rsid="0004307f" officeooo:paragraph-rsid="0004307f" style:font-style-asian="normal" style:font-style-complex="normal"/>
    </style:style>
    <style:style style:name="P8" style:family="paragraph" style:parent-style-name="Standard">
      <style:text-properties style:font-name="Liberation Sans" fo:font-style="normal" style:text-underline-style="none" officeooo:rsid="000501e0" officeooo:paragraph-rsid="000501e0" style:font-style-asian="normal" style:font-style-complex="normal"/>
    </style:style>
    <style:style style:name="P9" style:family="paragraph" style:parent-style-name="Standard">
      <style:text-properties style:font-name="Liberation Sans" officeooo:rsid="001c166e" officeooo:paragraph-rsid="0004307f"/>
    </style:style>
    <style:style style:name="P10" style:family="paragraph" style:parent-style-name="Standard">
      <style:text-properties style:font-name="Liberation Sans" fo:font-weight="bold" officeooo:rsid="001c166e" officeooo:paragraph-rsid="0004307f" style:font-weight-asian="bold" style:font-weight-complex="bold"/>
    </style:style>
    <style:style style:name="P11" style:family="paragraph" style:parent-style-name="Standard">
      <style:text-properties style:font-name="Liberation Sans" fo:font-style="italic" style:text-underline-style="none" officeooo:rsid="000336b6" officeooo:paragraph-rsid="00061595" style:font-style-asian="italic" style:font-style-complex="italic"/>
    </style:style>
    <style:style style:name="P12" style:family="paragraph" style:parent-style-name="Standard">
      <style:text-properties style:font-name="Liberation Sans" fo:font-style="italic" style:text-underline-style="none" officeooo:rsid="0004307f" officeooo:paragraph-rsid="0004307f" style:font-style-asian="italic" style:font-style-complex="italic"/>
    </style:style>
    <style:style style:name="T1" style:family="text">
      <style:text-properties officeooo:rsid="00046bd6"/>
    </style:style>
    <style:style style:name="T2" style:family="text">
      <style:text-properties fo:font-style="normal" style:font-style-asian="normal" style:font-style-complex="normal"/>
    </style:style>
    <style:style style:name="T3" style:family="text">
      <style:text-properties fo:font-style="normal" officeooo:rsid="000b9c24" style:font-style-asian="normal" style:font-style-complex="normal"/>
    </style:style>
    <style:style style:name="T4" style:family="text">
      <style:text-properties fo:font-style="normal" officeooo:rsid="00061595" style:font-style-asian="normal" style:font-style-complex="normal"/>
    </style:style>
    <style:style style:name="T5" style:family="text">
      <style:text-properties officeooo:rsid="0004307f"/>
    </style:style>
    <style:style style:name="T6" style:family="text">
      <style:text-properties officeooo:rsid="000501e0"/>
    </style:style>
    <style:style style:name="T7" style:family="text">
      <style:text-properties officeooo:rsid="000529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acob Wise</text:p>
      <text:p text:style-name="P9"><text:span text:style-name="T5">December 14</text:span>, 2018</text:p>
      <text:p text:style-name="P9">EECS 373</text:p>
      <text:p text:style-name="P9">Dr. W. Newman</text:p>
      <text:p text:style-name="P9"/>
      <text:p text:style-name="P10">Assignment P<text:span text:style-name="T5">9</text:span></text:p>
      <text:p text:style-name="P9"/>
      <text:p text:style-name="P12">Fix Box Filler for CWRU ariac 2018</text:p>
      <text:p text:style-name="P2"/>
      <text:p text:style-name="P3">The framework for the node was <text:span text:style-name="T5">provided in the cwru_ariac_2018 repository</text:span>. <text:span text:style-name="T1">To achieve the desired behavior, I simply added functionality to the existing demo_order_filler and box_inspector2 nodes.</text:span></text:p>
      <text:p text:style-name="P3"/>
      <text:p text:style-name="P7">In box_inspector2, there were needs for two fixes, <text:span text:style-name="T6">both related to taking a new snapshot from the cameras. In both cases, the solution was found in the code for the other camera (Cam1 vs. Cam2), and was simply adapted.</text:span></text:p>
      <text:p text:style-name="P7"/>
      <text:p text:style-name="P8">In demo_order_filler, the code for Quality Check 1 was completely missing, and there were several errors with Quality Check 2. Q2 was addressed first. <text:span text:style-name="T7">Primarily, for loops were added to ensure all missing, faulty, and misplaced parts were appropriately checked and fixed. These changes, in addition to the rest of the general Q2 code, was then adapted for Q1. The order information was also fixed for the drone call, and code as added to begin the competition.</text:span></text:p>
      <text:p text:style-name="P4"/>
      <text:p text:style-name="P11"><text:span text:style-name="T2">Link to source files on github:</text:span><text:span text:style-name="T3"> </text:span><text:span text:style-name="T4">https://github.com/jswise23/EECS_373/tree/master/jsw107_p9</text:span></text:p>
      <text:p text:style-name="P5"/>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8:08:39.698180935</meta:creation-date>
    <dc:date>2018-12-13T18:47:51.707338313</dc:date>
    <meta:editing-duration>PT2M40S</meta:editing-duration>
    <meta:editing-cycles>1</meta:editing-cycles>
    <meta:document-statistic meta:table-count="0" meta:image-count="0" meta:object-count="0" meta:page-count="1" meta:paragraph-count="10" meta:word-count="169" meta:character-count="1059" meta:non-whitespace-character-count="900"/>
    <meta:generator>LibreOffice/5.1.6.2$Linux_X86_64 LibreOffice_project/10m0$Build-2</meta:generator>
  </office:meta>
</office:document-meta>
</file>